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9a19" officeooo:paragraph-rsid="001c9a19"/>
    </style:style>
    <style:style style:name="P2" style:family="paragraph" style:parent-style-name="Standard">
      <style:paragraph-properties fo:text-align="center" style:justify-single-word="false"/>
      <style:text-properties fo:font-weight="bold" officeooo:rsid="001c9a19" officeooo:paragraph-rsid="001c9a19" style:font-weight-asian="bold" style:font-weight-complex="bold"/>
    </style:style>
    <style:style style:name="P3" style:family="paragraph" style:parent-style-name="Standard">
      <style:paragraph-properties fo:text-align="start" style:justify-single-word="false"/>
      <style:text-properties fo:font-weight="bold" officeooo:rsid="001c9a19" officeooo:paragraph-rsid="001c9a19" style:font-weight-asian="bold" style:font-weight-complex="bold"/>
    </style:style>
    <style:style style:name="P4" style:family="paragraph" style:parent-style-name="Standard">
      <style:paragraph-properties fo:text-align="start" style:justify-single-word="false"/>
      <style:text-properties fo:font-weight="normal" officeooo:rsid="001c9a19" officeooo:paragraph-rsid="001c9a19" style:font-weight-asian="normal" style:font-weight-complex="normal"/>
    </style:style>
    <style:style style:name="P5" style:family="paragraph" style:parent-style-name="Standard">
      <style:paragraph-properties fo:text-align="start" style:justify-single-word="false"/>
      <style:text-properties fo:font-weight="normal" officeooo:rsid="001c9a19" officeooo:paragraph-rsid="001e2b5f" style:font-weight-asian="normal" style:font-weight-complex="normal"/>
    </style:style>
    <style:style style:name="P6" style:family="paragraph" style:parent-style-name="Standard">
      <style:paragraph-properties fo:text-align="start" style:justify-single-word="false"/>
      <style:text-properties fo:font-weight="normal" officeooo:rsid="001e2b5f" officeooo:paragraph-rsid="001e2b5f" style:font-weight-asian="normal" style:font-weight-complex="normal"/>
    </style:style>
    <style:style style:name="P7" style:family="paragraph" style:parent-style-name="Standard">
      <style:paragraph-properties fo:text-align="start" style:justify-single-word="false"/>
      <style:text-properties fo:font-weight="normal" officeooo:rsid="001fc59c" officeooo:paragraph-rsid="001c9a19" style:font-weight-asian="normal" style:font-weight-complex="normal"/>
    </style:style>
    <style:style style:name="P8" style:family="paragraph" style:parent-style-name="Standard">
      <style:paragraph-properties fo:text-align="start" style:justify-single-word="false"/>
      <style:text-properties fo:font-weight="normal" officeooo:rsid="001fc59c" officeooo:paragraph-rsid="0021aab0" style:font-weight-asian="normal" style:font-weight-complex="normal"/>
    </style:style>
    <style:style style:name="P9" style:family="paragraph" style:parent-style-name="Standard">
      <style:paragraph-properties fo:text-align="start" style:justify-single-word="false"/>
      <style:text-properties fo:font-weight="normal" officeooo:rsid="0021aab0" officeooo:paragraph-rsid="0021aab0" style:font-weight-asian="normal" style:font-weight-complex="normal"/>
    </style:style>
    <style:style style:name="P10" style:family="paragraph" style:parent-style-name="Standard">
      <style:paragraph-properties fo:text-align="start" style:justify-single-word="false"/>
      <style:text-properties fo:font-weight="normal" officeooo:rsid="0022ac99" officeooo:paragraph-rsid="0022ac99" style:font-weight-asian="normal" style:font-weight-complex="normal"/>
    </style:style>
    <style:style style:name="P11" style:family="paragraph" style:parent-style-name="Standard" style:list-style-name="L4">
      <style:paragraph-properties fo:text-align="start" style:justify-single-word="false"/>
      <style:text-properties fo:font-weight="normal" officeooo:rsid="0022ac99" officeooo:paragraph-rsid="0022ac99" style:font-weight-asian="normal" style:font-weight-complex="normal"/>
    </style:style>
    <style:style style:name="P12" style:family="paragraph" style:parent-style-name="Standard">
      <style:paragraph-properties fo:text-align="start" style:justify-single-word="false"/>
      <style:text-properties fo:font-weight="normal" officeooo:paragraph-rsid="001e9305"/>
    </style:style>
    <style:style style:name="P13" style:family="paragraph" style:parent-style-name="Standard">
      <style:paragraph-properties fo:text-align="start" style:justify-single-word="false"/>
      <style:text-properties fo:font-weight="normal" officeooo:rsid="001e9305" officeooo:paragraph-rsid="001e9305"/>
    </style:style>
    <style:style style:name="P14" style:family="paragraph" style:parent-style-name="Standard">
      <style:paragraph-properties fo:text-align="start" style:justify-single-word="false"/>
      <style:text-properties fo:font-weight="normal" officeooo:rsid="001f7527" officeooo:paragraph-rsid="001f7527"/>
    </style:style>
    <style:style style:name="T1" style:family="text">
      <style:text-properties officeooo:rsid="001e2b5f"/>
    </style:style>
    <style:style style:name="T2" style:family="text">
      <style:text-properties style:font-weight-asian="normal" style:font-weight-complex="normal"/>
    </style:style>
    <style:style style:name="T3" style:family="text">
      <style:text-properties officeooo:rsid="001e9305" style:font-weight-asian="normal" style:font-weight-complex="normal"/>
    </style:style>
    <style:style style:name="T4" style:family="text">
      <style:text-properties officeooo:rsid="001f7527" style:font-weight-asian="normal" style:font-weight-complex="normal"/>
    </style:style>
    <style:style style:name="T5" style:family="text">
      <style:text-properties officeooo:rsid="001fc59c" style:font-weight-asian="normal" style:font-weight-complex="normal"/>
    </style:style>
    <style:style style:name="T6" style:family="text">
      <style:text-properties officeooo:rsid="001f7527"/>
    </style:style>
    <style:style style:name="T7" style:family="text">
      <style:text-properties style:font-name="Liberation Serif1"/>
    </style:style>
    <style:style style:name="T8" style:family="text">
      <style:text-properties style:font-name="Liberation Serif"/>
    </style:style>
    <style:style style:name="T9" style:family="text">
      <style:text-properties style:font-name="Liberation Serif" officeooo:rsid="0021aab0"/>
    </style:style>
    <style:style style:name="T10" style:family="text">
      <style:text-properties style:font-name="Liberation Serif" officeooo:rsid="0022ac99"/>
    </style:style>
    <style:style style:name="T11" style:family="text">
      <style:text-properties officeooo:rsid="0022ac9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y Karpman</text:p>
      <text:p text:style-name="P1">May 10, 2022</text:p>
      <text:p text:style-name="P2">Springboard Capstone 3: Customer Segmentation for Caravan Insurance</text:p>
      <text:p text:style-name="P2"/>
      <text:p text:style-name="P3"><text:span text:style-name="T6">1. </text:span>Background and Problem Statement</text:p>
      <text:p text:style-name="P3"/>
      <text:p text:style-name="P3"/>
      <text:p text:style-name="P3"/>
      <text:p text:style-name="P3"><text:span text:style-name="T6">2. </text:span>Data <text:span text:style-name="T1">Understanding and Cleaning</text:span></text:p>
      <text:p text:style-name="P3"/>
      <text:p text:style-name="P5">The original dataset <text:span text:style-name="T1">had 9822 rows 87 columns. One column recorded whether the row was part of the test or training set of a previous competition. This was not relevant to the project, so I dropped it.</text:span></text:p>
      <text:p text:style-name="P5"><text:span text:style-name="T1">Feature names were abbreviations based on Dutch phrases. Fortunately, a detailed set of keys was posted on kaggle.com. </text:span></text:p>
      <text:p text:style-name="P5"/>
      <text:p text:style-name="P6">Each record in this data set corresponded not to a single customer or household, but to a Dutch postal code. The target variable, CARAVAN, was 0 for postal codes with no caravan insurance policies, and 1 for postal codes with at least one caravan insurance policy. The data set was highly unbalanced, with only 6.77% of entries in the CARAVAN column being 1’s. </text:p>
      <text:p text:style-name="P6"/>
      <text:p text:style-name="P12"><text:span text:style-name="T3">All features were categorical, coded as integers. There were two nominal features: customer main type (MOSHOOFD) and customer subtype (MOSTYPE). These are pre-existing customer segments, which vary substantially both in number and in rates of Caravan insurance ownership. Customer main type had 10 categories, coded as integers. Subtype had 41 categories, also coded as integers. </text:span></text:p>
      <text:p text:style-name="P12"><text:span text:style-name="T3"/></text:p>
      <text:p text:style-name="P13"><text:span text:style-name="T2">Ordinal features included number of houses (1-10), average household size (1-6), and average age, binned by decade. Of the remaining features, 38 corresponded to the percent of a postal code that was in some demographic group. </text:span><text:span text:style-name="T4">These were binned and coded as integers, with 0 and 9 corresponding respectively to 0% to and 100%. Other values were grouped into roughly equal bins, coded 0-9. </text:span></text:p>
      <text:p text:style-name="P14"><text:span text:style-name="T2">The remaining 41 features correspond to either total contribution to or number of certain insurance policies in a postal code. These were grouped into bins coded 0-9, whose size increased nonlinearly.</text:span></text:p>
      <text:p text:style-name="P14"><text:span text:style-name="T2"/></text:p>
      <text:p text:style-name="P14"><text:span text:style-name="T2">The data had no values coded as missing. There was only one row with a value not in a code book (which I dropped). I discovered </text:span><text:span text:style-name="T5">1442 </text:span><text:span text:style-name="T2">duplicate rows. While it’s possible that these corresponded to postal codes which happened to have identical characteristics, I assumed they were likely included in error and chose to drop them.</text:span></text:p>
      <text:p text:style-name="P14"><text:span text:style-name="T2"/></text:p>
      <text:p text:style-name="P8">Since all data was categorical, there was no issue with outliers in the typical sense. However, there were “categorical outliers,” or very rare categories. I viewed a category as rare if it appeared fewer than 85 times in the data set, to ensure at least 5 expected entries per cell when performing a <text:span text:style-name="T7">χ</text:span><text:span text:style-name="T8">-squared test for differences in caravan ownership rates. For nominal </text:span><text:span text:style-name="T9">MOSTYPE (customer subtype), I grouped together adjacent rare categories with similar descriptions. Referencing the code book, I grouped together adjacent categories that have similar descriptions. </text:span></text:p>
      <text:p text:style-name="P8"><text:span text:style-name="T9"/></text:p>
      <text:p text:style-name="P8"><text:span text:style-name="T9">For ordinal variables, I wanted to strike a balance between grouping together rare categories and preserving the natural ordering of the data. After plotting frequency distributions for all ordinal variables, I noticed that many were either mound-shaped, or skewed with a tail to the left or right. My strategy here was to cap outliers. For each variable, I capped outliers below by finding the lowest value with 85 values total at or below it, and replaced all such values with that minimum. I capped high </text:span><text:soft-page-break/><text:span text:style-name="T9">outliers in a similar way. After completing this process, I realized that 16 features now had only one unique value; these features were extremely low-variance to begin with, so I dropped them. </text:span></text:p>
      <text:p text:style-name="P8"><text:span text:style-name="T10"/></text:p>
      <text:p text:style-name="P10"><text:span text:style-name="T10">T</text:span><text:span text:style-name="T8">he cleaned data frame had ___ rows and ___ columns.</text:span></text:p>
      <text:p text:style-name="P4"/>
      <text:p text:style-name="P3"><text:span text:style-name="T6">3. </text:span>Exploratory Data Analysis</text:p>
      <text:p text:style-name="P3"/>
      <text:p text:style-name="P9"/>
      <text:p text:style-name="P3"><text:span text:style-name="T6">4. </text:span>Preprocessing and Feature Selection</text:p>
      <text:p text:style-name="P3"/>
      <text:p text:style-name="P9">All features of the original dataset were encoded as integers. For the ordinal features, I kept this encoding. For nominal features, I used numerical encoding, replacing each value <text:span text:style-name="T11">of a nominal categorical feature</text:span> with the rate of caravan insurance ownership <text:span text:style-name="T11">for records with that value of the feature. I scaled all features to a mean of 0 and a standard deviation of 1, using sklearn’s StandardScaler function.</text:span></text:p>
      <text:p text:style-name="P9"/>
      <text:p text:style-name="P10">I then performed feature selection on the data, using the featurewiz package created by ____. This package automatically selects a list of relevant uncorrelated features, using a two step process.</text:p>
      <text:list xml:id="list4291370801" text:style-name="L4">
        <text:list-item>
          <text:p text:style-name="P11">Find an uncorrelated list of predictors, using the so-called SULOV algorithm. The algorithm finds pairs of highly-correlated features, and drops the feature in each pair which has a lower mutual information score with the target. Mutual information score is non-parametric, so is applicable to many types of variables.</text:p>
        </text:list-item>
        <text:list-item>
          <text:p text:style-name="P11">Repeatedly fit simple gradient boosting models using the uncorrelated list of predictors from Step 1. Return a list of variables which had high importance in at least one round of gradient boosting.</text:p>
        </text:list-item>
      </text:list>
      <text:p text:style-name="P10">With its default options, Featurewiz selected 15 uncorrelated, relevant predictors for use in the modeling step.</text:p>
      <text:p text:style-name="P9"/>
      <text:p text:style-name="P3"><text:span text:style-name="T6">5. </text:span>Modeling</text:p>
      <text:p text:style-name="P3"/>
      <text:p text:style-name="P3"/>
      <text:p text:style-name="P3"/>
      <text:p text:style-name="P3"><text:span text:style-name="T6">6. </text:span>Conclusions and Recommendations</text:p>
      <text:p text:style-name="P7"/>
      <text:p text:style-name="P3"><text:span text:style-name="T6">7. </text:span>Further Work</text:p>
      <text:p text:style-name="P3"/>
      <text:p text:style-name="P4">There are some important limitations in this project. The most obvious <text:span text:style-name="T1">issue</text:span> is that so few features were used <text:s/>in the final clustering, which means we have limited information <text:span text:style-name="T1">about </text:span>each cluster. One way to address this might be to examine differences between other features between our three clusters. This might give us greater insight into the characteristics of each group. Another option could be to include more features in the clustering, at the cost of a potentially lower silhouette score. Finally, it may help to rerun the pipeline, but be less aggressive about removing correlated features. While truly redundant features are not helpful, the presence of some correlated features could </text:p>
      <text:p text:style-name="P4"/>
      <text:p text:style-name="P4">Another limitation, from a technical standpoint, is that our clustering is relatively weak. The silhouette score for our final clustering was only 0.24, and indication that clustering could be artificial. It may be helpful to explore other clustering algorithms, such as density-based or mean-shift clustering. Different algorithms perform well on different data sets, and any natural groupings in our data might be better captured by a different algorithm.</text:p>
      <text:p text:style-name="P3"><text:soft-page-break/></text:p>
      <text:p text:style-name="P4"/>
      <text:p text:style-name="P3"/>
      <text:p text:style-name="P4"/>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9T11:18:13.088051356</meta:creation-date>
    <dc:date>2022-05-09T14:02:21.550794781</dc:date>
    <meta:editing-duration>PT46M20S</meta:editing-duration>
    <meta:editing-cycles>1</meta:editing-cycles>
    <meta:document-statistic meta:table-count="0" meta:image-count="0" meta:object-count="0" meta:page-count="3" meta:paragraph-count="27" meta:word-count="955" meta:character-count="5978" meta:non-whitespace-character-count="5044"/>
    <meta:generator>LibreOffice/6.0.7.3$Linux_X86_64 LibreOffice_project/00m0$Build-3</meta:generator>
  </office:meta>
</office:document-meta>
</file>